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marker-start="Arrow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marker-start="Arrow" draw:marker-end="Linienende_20_1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marker-start="Arrow" draw:marker-end="Linienende_20_1"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marker-start="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Arrow" draw:marker-end="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solid" draw:marker-start="" draw:marker-end="Arrow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Linienende_20_1" draw:marker-end="Linienende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marker-start="" draw:marker-end="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marker-start="" draw:marker-end=""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24pt" style:font-size-asian="24pt" style:font-size-complex="24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14.5cm" svg:y="14.302cm">
          <text:p text:style-name="P1">TCP/IP St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4.5cm" svg:y="11.3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4.5cm" svg:y="12.802cm">
          <text:p text:style-name="P1">SSL Lib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cm" svg:y1="12.302cm" svg:x2="14.5cm" svg:y2="12.302cm">
          <text:p text:style-name="P2"><text:span text:style-name="T1">SSL Connect</text:span></text:p>
        </draw:line>
        <draw:line draw:style-name="gr4" draw:text-style-name="P2" draw:layer="layout" svg:x1="6cm" svg:y1="13.302cm" svg:x2="14.5cm" svg:y2="13.302cm">
          <text:p text:style-name="P2"><text:span text:style-name="T1">exchanging Certificates</text:span></text:p>
        </draw:line>
        <draw:line draw:style-name="gr4" draw:text-style-name="P2" draw:layer="layout" svg:x1="6cm" svg:y1="14.302cm" svg:x2="14.5cm" svg:y2="14.302cm">
          <text:p text:style-name="P2"><text:span text:style-name="T1">secure Channel</text:span></text:p>
        </draw:line>
        <draw:custom-shape draw:style-name="gr1" draw:text-style-name="P1" draw:layer="layout" svg:width="4cm" svg:height="4cm" svg:x="2cm" svg:y="14.302cm">
          <text:p text:style-name="P1">TCP/IP Sta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1.5cm" svg:x="2cm" svg:y="11.3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2cm" svg:y="12.802cm">
          <text:p text:style-name="P1">SSL Li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802cm" svg:x="8cm" svg:y="4.5cm">
          <text:p text:style-name="P1">CA 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" draw:layer="layout" svg:width="3cm" svg:height="1.5cm" svg:x="8.5cm" svg:y="7.302cm">
          <text:p text:style-name="P1">1..n 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5cm" svg:y1="8.302cm" svg:x2="3.5cm" svg:y2="11.302cm">
          <text:p/>
        </draw:line>
        <draw:line draw:style-name="gr9" draw:text-style-name="P1" draw:layer="layout" svg:x1="10cm" svg:y1="7.302cm" svg:x2="10cm" svg:y2="6.302cm">
          <text:p/>
        </draw:line>
        <draw:line draw:style-name="gr8" draw:text-style-name="P1" draw:layer="layout" svg:x1="11.5cm" svg:y1="8.302cm" svg:x2="16.5cm" svg:y2="11.302cm">
          <text:p/>
        </draw:line>
        <draw:connector draw:style-name="gr10" draw:text-style-name="P1" draw:layer="layout" draw:type="curve" svg:x1="9.999cm" svg:y1="8.802cm" svg:x2="12.76cm" svg:y2="12.7cm" draw:start-shape="id1" draw:start-glue-point="8" svg:d="m9999 8802c0 3298 2761 1350 2761 3898">
          <text:p/>
        </draw:connector>
        <draw:frame draw:style-name="gr11" draw:text-style-name="P3" draw:layer="layout" svg:width="3.702cm" svg:height="0.962cm" svg:x="12.798cm" svg:y="8.302cm">
          <draw:text-box>
            <text:p><text:span text:style-name="T2">available at</text:span></text:p>
          </draw:text-box>
        </draw:frame>
        <draw:frame draw:style-name="gr11" draw:text-style-name="P3" draw:layer="layout" svg:width="1.979cm" svg:height="0.962cm" svg:x="10.021cm" svg:y="6.302cm">
          <draw:text-box>
            <text:p><text:span text:style-name="T2">signs</text:span></text:p>
          </draw:text-box>
        </draw:frame>
        <draw:frame draw:style-name="gr11" draw:text-style-name="P3" draw:layer="layout" svg:width="1.979cm" svg:height="0.962cm" svg:x="10.522cm" svg:y="9.84cm">
          <draw:text-box>
            <text:p><text:span text:style-name="T2">signs</text:span></text:p>
          </draw:text-box>
        </draw:frame>
        <draw:frame draw:style-name="gr11" draw:text-style-name="P3" draw:layer="layout" svg:width="3.702cm" svg:height="0.962cm" svg:x="3.5cm" svg:y="8.302cm">
          <draw:text-box>
            <text:p><text:span text:style-name="T2">available at</text:span></text:p>
          </draw:text-box>
        </draw:frame>
        <draw:line draw:style-name="gr8" draw:text-style-name="P1" draw:layer="layout" svg:x1="8cm" svg:y1="5.802cm" svg:x2="3.5cm" svg:y2="11.302cm">
          <text:p/>
        </draw:line>
        <draw:line draw:style-name="gr8" draw:text-style-name="P1" draw:layer="layout" svg:x1="12cm" svg:y1="5.802cm" svg:x2="16.5cm" svg:y2="11.302cm">
          <text:p/>
        </draw:line>
        <draw:custom-shape draw:style-name="gr12" draw:text-style-name="P1" draw:id="id2" draw:layer="layout" svg:width="1.5cm" svg:height="1.5cm" svg:x="2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curve" svg:x1="2.749cm" svg:y1="4cm" svg:x2="3.09cm" svg:y2="11.265cm" draw:start-shape="id2" draw:start-glue-point="8" svg:d="m2749 4000c0 5824 341 2192 341 7265">
          <text:p/>
        </draw:connector>
        <draw:custom-shape draw:style-name="gr13" draw:text-style-name="P4" draw:id="id3" draw:layer="layout" svg:width="4.5cm" svg:height="1.5cm" svg:x="7.5cm" svg:y="2cm">
          <text:p text:style-name="P4"><text:span text:style-name="T3">Fingerpri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10" draw:text-style-name="P1" draw:layer="layout" draw:type="curve" draw:line-skew="2.732cm" svg:x1="17.784cm" svg:y1="11.285cm" svg:x2="12cm" svg:y2="2.75cm" draw:end-shape="id3" draw:end-glue-point="1" svg:d="m17784 11285c136 0 3028-8535-5784-8535">
          <text:p/>
        </draw:connector>
        <draw:connector draw:style-name="gr10" draw:text-style-name="P1" draw:layer="layout" draw:type="curve" svg:x1="7.5cm" svg:y1="2.75cm" svg:x2="3.5cm" svg:y2="3.249cm" draw:start-shape="id3" draw:start-glue-point="3" draw:end-shape="id2" draw:end-glue-point="10" svg:d="m7500 2750c-3000 0-1000 499-4000 499">
          <text:p/>
        </draw:connector>
        <draw:frame draw:style-name="gr11" draw:text-style-name="P5" draw:layer="layout" svg:width="3.478cm" svg:height="0.878cm" svg:x="1.5cm" svg:y="5cm">
          <draw:text-box>
            <text:p text:style-name="P5"><text:span text:style-name="T3">User-Dialog</text:span></text:p>
          </draw:text-box>
        </draw:frame>
        <draw:frame draw:style-name="gr11" draw:text-style-name="P5" draw:layer="layout" svg:width="2.636cm" svg:height="0.878cm" svg:x="16.106cm" svg:y="4.538cm">
          <draw:text-box>
            <text:p text:style-name="P5"><text:span text:style-name="T3">provides</text:span></text:p>
          </draw:text-box>
        </draw:frame>
        <draw:frame draw:style-name="gr11" draw:text-style-name="P5" draw:layer="layout" svg:width="3.038cm" svg:height="0.878cm" svg:x="4cm" svg:y="2.122cm">
          <draw:text-box>
            <text:p><text:span text:style-name="T3">out-bou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4:28:38</meta:creation-date>
    <dc:date>2009-02-18T15:16:41</dc:date>
    <meta:editing-duration>PT00H32M53S</meta:editing-duration>
    <meta:editing-cycles>7</meta:editing-cycles>
    <meta:generator>OpenOffice.org/3.0$Linux OpenOffice.org_project/300m21$Build-9319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